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70000027A56BDC7DDFE13EE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.021cm" fo:min-width="0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45cm" fo:min-width="1.5cm" fo:wrap-option="no-wrap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0.131cm" fo:min-width="0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377cm" fo:min-width="1.029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305cm" svg:height="16.771cm" svg:x="4.089cm" svg:y="6.643cm">
          <draw:image xlink:href="Pictures/10000000000001F70000027A56BDC7DDFE13EEDB.png" xlink:type="simple" xlink:show="embed" xlink:actuate="onLoad">
            <text:p/>
          </draw:image>
        </draw:frame>
        <draw:custom-shape draw:style-name="gr2" draw:text-style-name="P2" draw:layer="layout" svg:width="0.381cm" svg:height="0.381cm" svg:x="9.636cm" svg:y="2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159cm" svg:height="1.397cm" svg:x="5.826cm" svg:y="18.907cm">
          <text:p text:style-name="P3"><text:span text:style-name="T1">Aula Garda,</text:span></text:p>
          <text:p text:style-name="P3"><text:span text:style-name="T1">DISI,</text:span></text:p>
          <text:p text:style-name="P3"><text:span text:style-name="T1">ultimo piano</text:span></text:p>
          <draw:enhanced-geometry svg:viewBox="0 0 21600 21600" draw:text-areas="800 800 20800 20800" draw:type="round-rectangular-callout" draw:modifiers="36620 23253.21888412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2.159cm" svg:height="1.397cm" svg:x="13.192cm" svg:y="20.685cm">
          <text:p text:style-name="P3"><text:span text:style-name="T1">Ingresso</text:span></text:p>
          <text:p text:style-name="P3"><text:span text:style-name="T1">Povo 1</text:span></text:p>
          <draw:enhanced-geometry svg:viewBox="0 0 21600 21600" draw:text-areas="800 800 20800 20800" draw:type="round-rectangular-callout" draw:modifiers="-16820 -5546.781115879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0.254cm" svg:height="0.381cm" svg:x="10.271cm" svg:y="19.5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651cm" svg:height="0.677cm" svg:x="10.144cm" svg:y="18.526cm">
          <text:p text:style-name="P3"><text:span text:style-name="T1">Ascensore</text:span></text:p>
          <draw:enhanced-geometry svg:viewBox="0 0 21600 21600" draw:text-areas="800 800 20800 20800" draw:type="round-rectangular-callout" draw:modifiers="4184.01937046005 28608.84955752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2.159cm" svg:height="1.397cm" svg:x="9.151cm" svg:y="10.406cm">
          <text:p text:style-name="P3"><text:span text:style-name="T1">Povo 2</text:span></text:p>
          <draw:enhanced-geometry svg:viewBox="0 0 21600 21600" draw:text-areas="800 800 20800 20800" draw:type="round-rectangular-callout" draw:modifiers="140 3507.296137339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4T10:12:03.662393793</meta:creation-date>
    <dc:date>2017-11-14T10:17:24.815427878</dc:date>
    <meta:editing-duration>PT5M21S</meta:editing-duration>
    <meta:editing-cycles>1</meta:editing-cycles>
    <meta:generator>LibreOffice/5.1.6.2$Linux_X86_64 LibreOffice_project/10m0$Build-2</meta:generator>
    <meta:document-statistic meta:object-count="7"/>
  </office:meta>
</office:document-meta>
</file>